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991cm" svg:height="8.491cm" svg:x="0.2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30T17:21:30.754915065</dc:date>
    <meta:editing-duration>PT3M1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92cm" svg:height="8.492cm" xlink:href="." xlink:type="simple" chart:class="chart:scatter" chart:style-name="ch1">
        <chart:plot-area chart:style-name="ch2" chart:data-source-has-labels="both" svg:x="0.299cm" svg:y="0.169cm" svg:width="14.394cm" svg:height="8.154cm">
          <chartooo:coordinate-region svg:x="0.841cm" svg:y="0.368cm" svg:width="13.758cm" svg:height="7.75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